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language="ru" fo:country="RU" fo:font-weight="bold" officeooo:rsid="0000c2da" officeooo:paragraph-rsid="0000c2da" style:font-weight-asian="bold" style:font-weight-complex="bold"/>
    </style:style>
    <style:style style:name="P2" style:family="paragraph" style:parent-style-name="Standard">
      <style:text-properties style:font-name="Tahoma" fo:font-size="10pt" fo:language="ru" fo:country="RU" officeooo:rsid="0000c2da" officeooo:paragraph-rsid="0000c2da" style:font-size-asian="10pt" style:font-size-complex="10pt"/>
    </style:style>
    <style:style style:name="P3" style:family="paragraph" style:parent-style-name="Standard">
      <style:text-properties style:font-name="Tahoma" fo:font-size="10pt" fo:language="ru" fo:country="RU" officeooo:rsid="00023816" officeooo:paragraph-rsid="00023816" style:font-size-asian="10pt" style:font-size-complex="10pt"/>
    </style:style>
    <style:style style:name="P4" style:family="paragraph" style:parent-style-name="Standard">
      <style:text-properties style:font-name="Tahoma" fo:font-size="10pt" fo:language="ru" fo:country="RU" officeooo:rsid="00058e04" officeooo:paragraph-rsid="00058e04" style:font-size-asian="10pt" style:font-size-complex="10pt"/>
    </style:style>
    <style:style style:name="P5" style:family="paragraph" style:parent-style-name="Standard">
      <style:text-properties style:font-name="Tahoma" fo:font-size="10pt" fo:language="en" fo:country="US" officeooo:rsid="00023816" officeooo:paragraph-rsid="00023816" style:font-size-asian="10pt" style:font-size-complex="10pt"/>
    </style:style>
    <style:style style:name="P6" style:family="paragraph" style:parent-style-name="Standard"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reak-before="page"/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break-before="page"/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ahoma" fo:font-size="10pt" fo:language="ru" fo:country="RU" officeooo:rsid="00058e04" officeooo:paragraph-rsid="00058e04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58e04"/>
    </style:style>
    <style:style style:name="T4" style:family="text">
      <style:text-properties fo:language="en" fo:country="US" officeooo:rsid="0006f1f2"/>
    </style:style>
    <style:style style:name="T5" style:family="text">
      <style:text-properties fo:language="en" fo:country="US" officeooo:rsid="000871f4"/>
    </style:style>
    <style:style style:name="T6" style:family="text">
      <style:text-properties fo:language="en" fo:country="US" officeooo:rsid="0008f1aa"/>
    </style:style>
    <style:style style:name="T7" style:family="text">
      <style:text-properties officeooo:rsid="00058e04"/>
    </style:style>
    <style:style style:name="T8" style:family="text">
      <style:text-properties officeooo:rsid="0006f1f2"/>
    </style:style>
    <style:style style:name="T9" style:family="text">
      <style:text-properties officeooo:rsid="000871f4"/>
    </style:style>
    <style:style style:name="T10" style:family="text">
      <style:text-properties officeooo:rsid="0008f1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умчук А. Ю.</text:p>
      <text:p text:style-name="P2">Эти записи представляют собой резюме основных моих познаний в данной области.</text:p>
      <text:p text:style-name="P2">Библиография не приводится, так как я считаю свои записи самодостаточными.</text:p>
      <text:p text:style-name="P2">201<text:span text:style-name="T3">6</text:span>.</text:p>
      <text:p text:style-name="P2">Последние изменения — 201<text:span text:style-name="T3">9</text:span>.</text:p>
      <text:p text:style-name="P9">Оглавление</text:p>
      <text:p text:style-name="P6"/>
      <text:p text:style-name="P2">Часть 1</text:p>
      <text:p text:style-name="P3"><text:tab/><text:span text:style-name="T8">Предисловие<text:tab/></text:span><text:tab/><text:tab/><text:tab/><text:tab/><text:tab/>1</text:p>
      <text:p text:style-name="P4"><text:tab/><text:span text:style-name="T6">Client- side JavaScript<text:tab/><text:tab/><text:tab/><text:tab/><text:tab/>1</text:span></text:p>
      <text:p text:style-name="P4"><text:span text:style-name="T6"><text:tab/>HTTP<text:tab/><text:tab/><text:tab/><text:tab/><text:tab/><text:tab/><text:tab/>25</text:span></text:p>
      <text:p text:style-name="P4"><text:span text:style-name="T6"><text:tab/>Cookies<text:tab/><text:tab/><text:tab/><text:tab/><text:tab/><text:tab/><text:tab/>31</text:span></text:p>
      <text:p text:style-name="P4"><text:span text:style-name="T6"><text:tab/></text:span><text:span text:style-name="T10">Управление стилями </text:span><text:span text:style-name="T6">(CSS)<text:tab/><text:tab/><text:tab/><text:tab/>32</text:span></text:p>
      <text:p text:style-name="P4"><text:span text:style-name="T6"><text:tab/></text:span><text:span text:style-name="T10">Прочие средства<text:tab/><text:tab/><text:tab/><text:tab/><text:tab/>32</text:span></text:p>
      <text:p text:style-name="P10">Библиография</text:p>
      <text:p text:style-name="P7"/>
      <text:p text:style-name="P3">Не приводится.</text:p>
      <text:p text:style-name="P3"/>
      <text:p text:style-name="P11">Java<text:span text:style-name="T7">Script</text:span></text:p>
      <text:p text:style-name="P8"/>
      <text:p text:style-name="P5"><text:span text:style-name="T1">Том </text:span>I<text:span text:style-name="T9">II</text:span>. <text:span text:style-name="T1">Последние изменения — 201</text:span><text:span text:style-name="T7">9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06-16T07:34:00.506000000</dc:date>
    <meta:editing-duration>PT43M53S</meta:editing-duration>
    <meta:editing-cycles>7</meta:editing-cycles>
    <meta:document-statistic meta:table-count="0" meta:image-count="0" meta:object-count="0" meta:page-count="4" meta:paragraph-count="17" meta:word-count="57" meta:character-count="420" meta:non-whitespace-character-count="344"/>
  </office:meta>
</office:document-meta>
</file>